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table:align="margins"/>
    </style:style>
    <style:style style:name="Tableau2.A" style:family="table-column">
      <style:table-column-properties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table:align="margins"/>
    </style:style>
    <style:style style:name="Tableau2.A" style:family="table-column">
      <style:table-column-properties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44fe" officeooo:paragraph-rsid="000f44fe"/>
    </style:style>
    <style:style style:name="P2" style:family="paragraph" style:parent-style-name="Table_20_Contents">
      <style:text-properties officeooo:rsid="000ea0a7" officeooo:paragraph-rsid="000ea0a7"/>
    </style:style>
    <style:style style:name="P3" style:family="paragraph" style:parent-style-name="Table_20_Contents">
      <style:text-properties officeooo:rsid="000f44fe" officeooo:paragraph-rsid="000f44fe"/>
    </style:style>
    <style:style style:name="P4" style:family="paragraph" style:parent-style-name="Table_20_Contents">
      <style:text-properties officeooo:rsid="000ea0a7" officeooo:paragraph-rsid="000ea0a7"/>
    </style:style>
    <style:style style:name="P5" style:family="paragraph" style:parent-style-name="Table_20_Contents">
      <style:text-properties officeooo:rsid="000ea0a7" officeooo:paragraph-rsid="000ea0a7"/>
    </style:style>
    <style:style style:name="P6" style:family="paragraph" style:parent-style-name="Table_20_Contents">
      <style:text-properties officeooo:rsid="00112db4" officeooo:paragraph-rsid="00112db4"/>
    </style:style>
    <style:style style:name="P7" style:family="paragraph" style:parent-style-name="Table_20_Contents">
      <style:text-properties officeooo:rsid="000f44fe" officeooo:paragraph-rsid="000f44fe"/>
    </style:style>
    <style:style style:name="T1" style:family="text">
      <style:text-properties officeooo:rsid="000ea0a7"/>
    </style:style>
    <style:style style:name="T2" style:family="text">
      <style:text-properties officeooo:rsid="000ea0a7"/>
    </style:style>
  </office:automatic-styles>
  <office:body>
    <office:text>
      <office:forms form:automatic-focus="false" form:apply-design-mode="false"/>
      <text:tracked-changes>
        <text:changed-region xml:id="ct2457161206400" text:id="ct2457161206400">
          <text:insertion>
            <office:change-info>
              <dc:creator>Auteur inconnu</dc:creator>
              <dc:date>2019-02-17T18:38:42</dc:date>
            </office:change-info>
          </text:insertion>
        </text:changed-region>
        <text:changed-region xml:id="ct2457161205952" text:id="ct2457161205952">
          <text:deletion>
            <office:change-info>
              <dc:creator>Auteur inconnu</dc:creator>
              <dc:date>2019-02-17T18:38:41</dc:date>
            </office:change-info>
            <text:p text:style-name="P1"><text:span text:style-name="T1">A</text:span></text:p>
          </text:deletion>
        </text:changed-region>
        <text:changed-region xml:id="ct2457161212224" text:id="ct2457161212224">
          <text:deletion>
            <office:change-info>
              <dc:creator>Auteur inconnu</dc:creator>
              <dc:date>2019-02-17T18:38:23</dc:date>
            </office:change-info>
            <text:p text:style-name="P2">G</text:p>
          </text:deletion>
        </text:changed-region>
        <text:changed-region xml:id="ct2457161207072" text:id="ct2457161207072">
          <text:deletion>
            <office:change-info>
              <dc:creator>Auteur inconnu</dc:creator>
              <dc:date>2019-02-17T18:38:23</dc:date>
            </office:change-info>
            <text:p text:style-name="P2">H</text:p>
          </text:deletion>
        </text:changed-region>
        <text:changed-region xml:id="ct2457161208192" text:id="ct2457161208192">
          <text:deletion>
            <office:change-info>
              <dc:creator>Auteur inconnu</dc:creator>
              <dc:date>2019-02-17T18:38:23</dc:date>
            </office:change-info>
            <text:p text:style-name="P2">I</text:p>
          </text:deletion>
        </text:changed-region>
        <text:changed-region xml:id="ct2457161215136" text:id="ct2457161215136">
          <text:deletion>
            <office:change-info>
              <dc:creator>Auteur inconnu</dc:creator>
              <dc:date>2019-02-17T18:38:16</dc:date>
            </office:change-info>
            <text:p text:style-name="P2">M</text:p>
          </text:deletion>
        </text:changed-region>
        <text:changed-region xml:id="ct2457161217376" text:id="ct2457161217376">
          <text:deletion>
            <office:change-info>
              <dc:creator>Auteur inconnu</dc:creator>
              <dc:date>2019-02-17T18:38:16</dc:date>
            </office:change-info>
            <text:p text:style-name="P2">N</text:p>
          </text:deletion>
        </text:changed-region>
        <text:changed-region xml:id="ct2457161214688" text:id="ct2457161214688">
          <text:deletion>
            <office:change-info>
              <dc:creator>Auteur inconnu</dc:creator>
              <dc:date>2019-02-17T18:38:16</dc:date>
            </office:change-info>
            <text:p text:style-name="P2">O</text:p>
          </text:deletion>
        </text:changed-region>
        <text:changed-region xml:id="ct2457123895568" text:id="ct2457123895568">
          <text:insertion>
            <office:change-info>
              <dc:creator>LMA </dc:creator>
              <dc:date>2019-02-18T21:41:05</dc:date>
            </office:change-info>
          </text:insertion>
        </text:changed-region>
        <text:changed-region xml:id="ct2457103417056" text:id="ct2457103417056">
          <text:deletion>
            <office:change-info>
              <dc:creator>LMA </dc:creator>
              <dc:date>2019-02-18T21:41:47</dc:date>
            </office:change-info>
            <text:p text:style-name="Standard"/>
            <table:table table:name="Tableau2" table:style-name="Tableau2">
              <table:table-column table:style-name="Tableau2.A" table:number-columns-repeated="2"/>
              <table:table-row>
                <table:table-cell table:style-name="Tableau2.A1" office:value-type="string">
                  <text:p text:style-name="P6">Alpha</text:p>
                </table:table-cell>
                <table:table-cell table:style-name="Tableau2.B1" office:value-type="string">
                  <text:p text:style-name="P6">Beta</text:p>
                </table:table-cell>
              </table:table-row>
              <table:table-row>
                <table:table-cell table:style-name="Tableau2.A2" office:value-type="string">
                  <text:p text:style-name="P6">Gamma</text:p>
                </table:table-cell>
                <table:table-cell table:style-name="Tableau2.B2" office:value-type="string">
                  <text:p text:style-name="P6">Delta</text:p>
                </table:table-cell>
              </table:table-row>
            </table:table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<text:change-start text:change-id="ct2457161206400"/>X<text:change-end text:change-id="ct2457161206400"/><text:change text:change-id="ct2457161205952"/></text:p>
          </table:table-cell>
          <table:table-cell table:style-name="Tableau1.A1" office:value-type="string">
            <text:p text:style-name="P2">B</text:p>
          </table:table-cell>
          <table:table-cell table:style-name="Tableau1.C1" office:value-type="string">
            <text:p text:style-name="P2">C</text:p>
          </table:table-cell>
        </table:table-row>
        <table:table-row>
          <table:table-cell table:style-name="Tableau1.A2" office:value-type="string">
            <text:p text:style-name="P2">D</text:p>
          </table:table-cell>
          <table:table-cell table:style-name="Tableau1.A2" office:value-type="string">
            <text:p text:style-name="P2">E</text:p>
          </table:table-cell>
          <table:table-cell table:style-name="Tableau1.C2" office:value-type="string">
            <text:p text:style-name="P2">F</text:p>
          </table:table-cell>
        </table:table-row>
        <table:table-row>
          <table:table-cell table:style-name="Tableau1.A2" office:value-type="string">
            <text:p text:style-name="P2"><text:change text:change-id="ct2457161212224"/></text:p>
          </table:table-cell>
          <table:table-cell table:style-name="Tableau1.A2" office:value-type="string">
            <text:p text:style-name="P2"><text:change text:change-id="ct2457161207072"/></text:p>
          </table:table-cell>
          <table:table-cell table:style-name="Tableau1.C2" office:value-type="string">
            <text:p text:style-name="P2"><text:change text:change-id="ct2457161208192"/></text:p>
          </table:table-cell>
        </table:table-row>
        <table:table-row>
          <table:table-cell table:style-name="Tableau1.A2" office:value-type="string">
            <text:p text:style-name="P2">J</text:p>
          </table:table-cell>
          <table:table-cell table:style-name="Tableau1.A2" office:value-type="string">
            <text:p text:style-name="P2">K</text:p>
          </table:table-cell>
          <table:table-cell table:style-name="Tableau1.C2" office:value-type="string">
            <text:p text:style-name="P2">L</text:p>
          </table:table-cell>
        </table:table-row>
        <table:table-row>
          <table:table-cell table:style-name="Tableau1.A2" office:value-type="string">
            <text:p text:style-name="P2"><text:change text:change-id="ct2457161215136"/></text:p>
          </table:table-cell>
          <table:table-cell table:style-name="Tableau1.A2" office:value-type="string">
            <text:p text:style-name="P2"><text:change text:change-id="ct2457161217376"/></text:p>
          </table:table-cell>
          <table:table-cell table:style-name="Tableau1.C2" office:value-type="string">
            <text:p text:style-name="P2"><text:change text:change-id="ct2457161214688"/></text:p>
          </table:table-cell>
        </table:table-row>
      </table:table>
      <text:p text:style-name="Standard"><text:change-start text:change-id="ct2457123895568"/></text:p>
      <text:p text:style-name="Standard"><text:change-end text:change-id="ct2457123895568"/><text:change text:change-id="ct24571034170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8:35:17.395000000</meta:creation-date>
    <dc:date>2019-02-18T21:41:57.706000000</dc:date>
    <meta:editing-duration>PT4M26S</meta:editing-duration>
    <meta:editing-cycles>3</meta:editing-cycles>
    <meta:generator>LibreOffice/6.0.7.3$Windows_X86_64 LibreOffice_project/dc89aa7a9eabfd848af146d5086077aeed2ae4a5</meta:generator>
    <dc:creator>LMA </dc:creator>
    <meta:document-statistic meta:table-count="2" meta:image-count="0" meta:object-count="0" meta:page-count="1" meta:paragraph-count="9" meta:word-count="9" meta:character-count="9" meta:non-whitespace-character-count="9"/>
  </office:meta>
</office:document-meta>
</file>